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ERRANDON Kevin<text:line-break/>14 rue d'aligre<text:line-break/>28700 Béville le comte</text:p>
      <text:p text:style-name="Standard"><text:tab/><text:tab/><text:tab/><text:tab/><text:tab/><text:tab/><text:tab/><text:tab/><text:tab/><text:tab/>La Banque postale <text:line-break/><text:tab/><text:tab/><text:tab/><text:tab/><text:tab/><text:tab/><text:tab/><text:tab/><text:tab/><text:tab/> <text:line-break/><text:tab/><text:tab/><text:tab/><text:tab/><text:tab/><text:tab/><text:tab/><text:tab/><text:tab/><text:tab/>Limoge</text:p>
      <text:p text:style-name="Standard"><text:line-break/><text:line-break/><text:line-break/><text:line-break/></text:p>
      <text:p text:style-name="Standard"><text:span text:style-name="T1"/></text:p>
      <text:p text:style-name="Standard"><text:span text:style-name="T1">Objet : annulation de virement permanent</text:span> <text:line-break/></text:p>
      <text:p text:style-name="Standard"/>
      <text:p text:style-name="Standard"/>
      <text:p text:style-name="Standard"><text:line-break/><text:span text:style-name="T2">Je vous prie de bien vouloir annuler le virement en faveur de Mme Creton Béatrice d'un montant de 350€, effectué tous les mois.</text:span> <text:line-break/><text:line-break/>Cette annulation prend effet dès réception de cette lettre. </text:p>
      <text:p text:style-name="Standard"/>
      <text:p text:style-name="Standard"/>
      <text:p text:style-name="Standard"/>
      <text:p text:style-name="Standard"/>
      <text:p text:style-name="Standard">Cordialement,</text:p>
      <text:p text:style-name="Standard"/>
      <text:p text:style-name="Standard">Kevin FERRAND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ferrandon</meta:initial-creator>
    <meta:creation-date>2011-04-07T09:14:51.09</meta:creation-date>
    <meta:document-statistic meta:table-count="0" meta:image-count="0" meta:object-count="0" meta:page-count="1" meta:paragraph-count="7" meta:word-count="54" meta:character-count="376"/>
    <dc:date>2011-04-07T09:18:15.21</dc:date>
    <dc:creator>kevin ferrandon</dc:creator>
    <meta:editing-duration>PT00H03M27S</meta:editing-duration>
    <meta:editing-cycles>1</meta:editing-cycles>
    <meta:generator>OpenOffice.org/3.2$Win32 OpenOffice.org_project/320m12$Build-9483</meta:generator>
  </office:meta>
</office:document-meta>
</file>